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" svg:font-family="OpenSans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333333" style:text-line-through-style="none" style:text-line-through-type="none" style:font-name="OpenSans" fo:font-size="10.5pt" fo:letter-spacing="normal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333333" style:font-name="OpenSans" fo:font-size="10.5pt" fo:letter-spacing="normal" fo:font-style="normal" fo:font-weight="normal"/>
    </style:style>
    <style:style style:name="T3" style:family="text">
      <style:text-properties fo:font-variant="normal" fo:text-transform="none" fo:color="#2775d1" style:font-name="OpenSans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Olá,</text:span><text:span text:style-name="T2"> </text:span><text:span text:style-name="T1">bem vindo ao curso Orientação a Objetos com Java.</text:span><text:span text:style-name="T2"> </text:span><text:span text:style-name="T1">Meu nome é Clovis Fernandes.</text:span><text:span text:style-name="T2"> </text:span><text:span text:style-name="T1">A aula de hoje é sobre identificação de responsabilidades.</text:span><text:span text:style-name="T2"> </text:span><text:span text:style-name="T1">O objetivo então é caracterizar e identificar responsabilidades de uma</text:span><text:span text:style-name="T2"> </text:span><text:span text:style-name="T1">classe.</text:span><text:span text:style-name="T2"> </text:span><text:span text:style-name="T1">Vimos anteriormente como diferenciar estado de uma classe de seu comportamento.</text:span><text:span text:style-name="T2"> </text:span><text:span text:style-name="T1">Agora queremos facilitar a identificação de atributos e comportamentos de uma</text:span><text:span text:style-name="T2"> </text:span><text:span text:style-name="T1">classe.</text:span><text:span text:style-name="T2"> </text:span><text:span text:style-name="T1">Como faremos isso?</text:span><text:span text:style-name="T2"> </text:span><text:span text:style-name="T1">Através do conceito de antropomorfismo.</text:span><text:span text:style-name="T2"> </text:span><text:span text:style-name="T1">O que vem a ser antropomorfismo?</text:span><text:span text:style-name="T2"> </text:span><text:span text:style-name="T1">Antropomorfismo é essa capacidade de aplicar conceitos e características</text:span><text:span text:style-name="T2"> </text:span><text:span text:style-name="T1">do ser humano objetos inanimados, animais irracionais.</text:span><text:span text:style-name="T2"> </text:span><text:span text:style-name="T1">No nosso exemplo estamos vendo feijão que está caracterizado como ser humano.</text:span><text:span text:style-name="T2"> </text:span><text:span text:style-name="T1">Ele tem chapéu, ele carrega uma bolsa, ele tem braços, ele tem pernas.</text:span><text:span text:style-name="T2"> </text:span><text:span text:style-name="T1">Isso é dar esse olhar de antropomorfismo.</text:span><text:span text:style-name="T2"> </text:span><text:span text:style-name="T1">Antropomorfismo é conceito, para quem veio de programação estruturada, como eu,</text:span><text:span text:style-name="T2"> </text:span><text:span text:style-name="T1">antes de orientação a objetos, foi muito importante para mim para eu entender</text:span><text:span text:style-name="T2"> </text:span><text:span text:style-name="T1">como é que era realmente trabalhar com os conceitos de orientação a objetos.</text:span><text:span text:style-name="T2"> </text:span><text:span text:style-name="T1">Isso foi muito importante, foi crucial para mim.</text:span><text:span text:style-name="T2"> </text:span><text:span text:style-name="T1">Orientação a objetos antropomorfismo significa aplicar objetos e classes,</text:span><text:span text:style-name="T2"> </text:span><text:span text:style-name="T1">conceitos e comportamentos de ser humano.</text:span><text:span text:style-name="T2"> </text:span><text:span text:style-name="T1">Para exemplificar a identificação de atributos e comportamentos de</text:span><text:span text:style-name="T2"> </text:span><text:span text:style-name="T1">uma classe vamos aplicar o conceito de antropomorfismo à classe homem.</text:span><text:span text:style-name="T2"> </text:span><text:span text:style-name="T1">Para isso duas perguntas devem ser respondidas: Quais são as ações que</text:span><text:span text:style-name="T2"> </text:span><text:span text:style-name="T1">homem sabe ou faz?</text:span><text:span text:style-name="T2"> </text:span><text:span text:style-name="T1">Vamos lá, diga você, o que é que homem sabe?</text:span><text:span text:style-name="T2"> </text:span><text:span text:style-name="T1">Pense pouquinho.</text:span><text:span text:style-name="T2"> </text:span><text:span text:style-name="T1">O homem sabe o seu nome, a data de nascimento,</text:span><text:span text:style-name="T2"> </text:span><text:span text:style-name="T1">endereço e muitas outras coisas.</text:span><text:span text:style-name="T2"> </text:span><text:span text:style-name="T1">Agora vamos de novo: O que é que o homem faz?</text:span><text:span text:style-name="T2"> </text:span><text:span text:style-name="T1">Será que você vai conseguir pensar e coincidir com alguns nomes que eu vou</text:span><text:span text:style-name="T2"> </text:span><text:span text:style-name="T1">apresentar?</text:span><text:span text:style-name="T2"> </text:span><text:span text:style-name="T1">O homem, por exemplo, fala, anda, pula, dança, pensa e muitas outras coisas mais.</text:span><text:span text:style-name="T2"> </text:span><text:span text:style-name="T1">Para a classe Homem o antropomorfismo funcionou.</text:span><text:span text:style-name="T2"> </text:span><text:span text:style-name="T1">Responder às duas perguntas, o que é que o Homem sabe ou faz, ficou muito tranquilo.</text:span><text:span text:style-name="T2"> </text:span><text:span text:style-name="T1">Será que vai funcionar para ser irracional?</text:span><text:span text:style-name="T2"> </text:span><text:span text:style-name="T1">Vamos pensar, por exemplo, num cachorro.</text:span><text:span text:style-name="T2"> </text:span><text:span text:style-name="T1">Quais são as ações que cachorro sabe ou faz?</text:span><text:span text:style-name="T2"> </text:span><text:span text:style-name="T1">Vamos lá, dou tempo para você, pense aí o que é cachorro sabe?</text:span><text:span text:style-name="T2"> </text:span><text:span text:style-name="T1">Por exemplo, o cachorro sabe o seu nome, você pode chamar o cachorro,</text:span><text:span text:style-name="T2"> </text:span><text:span text:style-name="T1">o cachorro sabe onde fica a sua casinha, o cachorro sabe quem é o seu dono,</text:span><text:span text:style-name="T2"> </text:span><text:span text:style-name="T1">ele reconhece o seu dono e muitas outras coisas mais que ele sabe.</text:span><text:span text:style-name="T2"> </text:span><text:span text:style-name="T1">E agora diga você o que é que o cachorro faz?</text:span><text:span text:style-name="T2"> </text:span><text:span text:style-name="T1">Pense aí.</text:span><text:span text:style-name="T2"> </text:span><text:span text:style-name="T1">Cachorro ele late, ele anda, da mesma maneira que ser humano,</text:span><text:span text:style-name="T2"> </text:span><text:span text:style-name="T1">ele protege a casa e faz inúmeras outras também.</text:span><text:span text:style-name="T2"> </text:span><text:span text:style-name="T1">Para as classes homem e cachorro,</text:span><text:span text:style-name="T2"> </text:span><text:span text:style-name="T1">identificar as ações que cada uma delas sabe ou faz,</text:span><text:span text:style-name="T2"> </text:span><text:span text:style-name="T1">cada uma delas é responsável pelo que ela sabe, é responsável pelo que ela faz.</text:span><text:span text:style-name="T2"> </text:span><text:span text:style-name="T1">Isso dá origem ao termo de responsabilidade.</text:span><text:span text:style-name="T2"> </text:span><text:span text:style-name="T1">Então o que uma classe sabe ou faz, nós chamamos de responsabilidade.</text:span><text:span text:style-name="T2"> </text:span><text:span text:style-name="T1">Por exemplo: O que é que objeto sabe?</text:span><text:span text:style-name="T2"> </text:span><text:span text:style-name="T1">Isso vai constituir conhecimento que ele mantém, se é conhecimento que ele</text:span><text:span text:style-name="T2"> </text:span><text:span text:style-name="T1">mantém isso se refere aos atributos ou ao estado dessa classe e no final num</text:span><text:span text:style-name="T2"> </text:span><text:span text:style-name="T1">programa vai corresponder às variáveis de instância dessa classe.</text:span><text:span text:style-name="T2"> </text:span><text:span text:style-name="T1">Agora, o que é que objeto faz?</text:span><text:span text:style-name="T2"> </text:span><text:span text:style-name="T1">Isso corresponde à ação que ele realiza, ou seja,</text:span><text:span text:style-name="T2"> </text:span><text:span text:style-name="T1">isso está atrelado ao seu comportamento e, ao final, aos métodos de uma dada classe.</text:span><text:span text:style-name="T2"> </text:span><text:span text:style-name="T1">Nós conseguimos definir as responsabilidades, o que é que uma classe</text:span><text:span text:style-name="T2"> </text:span><text:span text:style-name="T1">sabe ou faz para as classes homem, cachorro e funcionou muito bem.</text:span><text:span text:style-name="T2"> </text:span><text:span text:style-name="T1">Agora será que para uma coisa inanimada vai funcionar também?</text:span><text:span text:style-name="T2"> </text:span><text:span text:style-name="T1">Então na tela vocês estão vendo aí ponto gráfico.</text:span><text:span text:style-name="T2"> </text:span><text:span text:style-name="T1">Quais são as responsabilidade de ponto gráfico?</text:span><text:span text:style-name="T2"> </text:span><text:span text:style-name="T1">Agora eu não preciso mais ficar perguntando quais as ações que objeto ou</text:span><text:span text:style-name="T2"> </text:span><text:span text:style-name="T1">classe sabe ou faz, basta perguntar quais são as responsabilidades que objeto tem.</text:span><text:span text:style-name="T2"> </text:span><text:span text:style-name="T1">Então nesse caso quais são as responsabilidades do objeto gráfico.</text:span><text:span text:style-name="T2"> </text:span><text:span text:style-name="T1">Vou deixar para você pensar pouquinho.</text:span><text:span text:style-name="T2"> </text:span><text:span text:style-name="T1">O que é que ponto gráfico sabe?</text:span><text:span text:style-name="T2"> </text:span><text:span text:style-name="T1">O ponto gráfico sabe a cor, ele sabe a posição,</text:span><text:span text:style-name="T2"> </text:span><text:span text:style-name="T1">ele sabe o tamanho e muitas outras coisas mais.</text:span><text:span text:style-name="T2"> </text:span><text:span text:style-name="T1">Ou seja,</text:span><text:span text:style-name="T2"> </text:span><text:span text:style-name="T1">eu estou atribuindo esses conceitos típicos do ser humano a objeto gráfico.</text:span><text:span text:style-name="T2"> </text:span><text:span text:style-name="T1">Agora veja você, mesma coisa, pense você o que ponto gráfico faz?</text:span><text:span text:style-name="T2"> </text:span><text:span text:style-name="T1">Vou atribuir então essas características como se ele fosse ser humano.</text:span><text:span text:style-name="T2"> </text:span><text:span text:style-name="T1">O ponto gráfico ele move-se, ele compara-se a outro ponto,</text:span><text:span text:style-name="T2"> </text:span><text:span text:style-name="T1">ele devolve qual é a sua posição ou a sua coordenada e outras coisas mais.</text:span><text:span text:style-name="T2"> </text:span><text:span text:style-name="T1">Essas são as coisas que ponto gráfico faz.</text:span><text:span text:style-name="T2"> </text:span><text:span text:style-name="T1">Estou atribuindo a ele, assim como a ser humano era andar e pular,</text:span><text:span text:style-name="T2"> </text:span><text:span text:style-name="T1">o ponto gráfico é mover-se, comparar-se e apresentar posição.</text:span><text:span text:style-name="T2"> </text:span><text:span text:style-name="T1">Nós vimos então que através das responsabilidades nós podemos definir o</text:span><text:span text:style-name="T2"> </text:span><text:span text:style-name="T1">estado e o comportamento de uma dada classe.</text:span><text:span text:style-name="T2"> </text:span><text:span text:style-name="T1">O estado, como nós já sabemos, ele </text:span><text:soft-page-break/><text:span text:style-name="T1">corresponde aos atributos,</text:span><text:span text:style-name="T2"> </text:span><text:span text:style-name="T1">o comportamente corresponde aos métodos.</text:span><text:span text:style-name="T2"> </text:span><text:span text:style-name="T1">Esse conjunto todo eu encontro perguntando quais são as responsabilidades desse</text:span><text:span text:style-name="T2"> </text:span><text:span text:style-name="T1">objeto dessa classe.</text:span><text:span text:style-name="T2"> </text:span><text:span text:style-name="T1">Então basta fazer essa pergunta,</text:span><text:span text:style-name="T2"> </text:span><text:span text:style-name="T1">eu estaria respondendo quando eu pergunto o que objeto sabe, vou responder</text:span><text:span text:style-name="T2"> </text:span><text:span text:style-name="T1">e conseguir encontrar os seus atributos, as suas variáveis de instância.</text:span><text:span text:style-name="T2"> </text:span><text:span text:style-name="T1">Quando eu pergunto o que objeto faz, eu vou encontrar o seu comportamento,</text:span><text:span text:style-name="T2"> </text:span><text:span text:style-name="T1">os seus métodos.</text:span><text:span text:style-name="T2"> </text:span><text:span text:style-name="T1">Por exemplo, temos a classe carro.</text:span><text:span text:style-name="T2"> </text:span><text:span text:style-name="T1">Quais são essas responsabilidades da classe carro?</text:span><text:span text:style-name="T2"> </text:span><text:span text:style-name="T1">Eu vou exemplificar aqui com relação ao que a classe carro sabe apenas pela</text:span><text:span text:style-name="T2"> </text:span><text:span text:style-name="T1">potência do motor e pela velocidade, e pelo que a classe carro faz,</text:span><text:span text:style-name="T2"> </text:span><text:span text:style-name="T1">o comportamento de frear o carro e acelerar o carro.</text:span><text:span text:style-name="T2"> </text:span><text:span text:style-name="T1">Objeto da classe carro, por exemplo, o carro do meu sogro,</text:span><text:span text:style-name="T2"> </text:span><text:span text:style-name="T1">ele vai ter as mesma características e atributos da classe carro só que</text:span><text:span text:style-name="T2"> </text:span><text:span text:style-name="T1">agora esses atributos vão ter valores.</text:span><text:span text:style-name="T2"> </text:span><text:span text:style-name="T1">Então nesse exemplo nós temos a potência do motor é 2.0 e a velocidade do carro,</text:span><text:span text:style-name="T2"> </text:span><text:span text:style-name="T1">num dado instante, é 60 km.</text:span><text:span text:style-name="T2"> </text:span><text:span text:style-name="T1">Obviamente eu posso aplicar o comportamento,</text:span><text:span text:style-name="T2"> </text:span><text:span text:style-name="T1">eu posso frear que vai diminuir a velocidade de 60 para 50 por exemplo, e eu</text:span><text:span text:style-name="T2"> </text:span><text:span text:style-name="T1">posso também acelerar fazendo com que o carro de 60 passe por exemplo para 70 km.</text:span><text:span text:style-name="T2"> </text:span><text:span text:style-name="T1">Tudo isso constitui as responsabilidades que foram definidas na classe carro e</text:span><text:span text:style-name="T2"> </text:span><text:span text:style-name="T1">que caracterizam objeto dessa classe.</text:span><text:span text:style-name="T2"> </text:span><text:span text:style-name="T1">Gostaria de enfatizar que o conceito de responsabilidade vai ser muito importante,</text:span><text:span text:style-name="T2"> </text:span><text:span text:style-name="T1">crucial mesmo, para ter bom entendimento de classes e objetos.</text:span><text:span text:style-name="T2"> </text:span><text:span text:style-name="T1">Vai me ajudar a definir classes e objetos.</text:span><text:span text:style-name="T2"> </text:span><text:span text:style-name="T1">Eu consigo identificar os seus atributos e o seu comportamento.</text:span><text:span text:style-name="T2"> </text:span><text:span text:style-name="T1">O conceito responsabilidade vai ser muito usado ao longo de todo o curso por isso</text:span><text:span text:style-name="T2"> </text:span><text:span text:style-name="T1">ele é muito importante que vocês prestem bastante atenção e tentem entendê-lo</text:span><text:span text:style-name="T2"> </text:span><text:span text:style-name="T1">o máximo possível a partir de agora.</text:span><text:span text:style-name="T2"> </text:span><text:span text:style-name="T1">Relembrando: A responsabilidade ela tem 2 tipos.</text:span><text:span text:style-name="T2"> </text:span><text:span text:style-name="T1">A responsabilidade do tipo sabe,</text:span><text:span text:style-name="T2"> </text:span><text:span text:style-name="T3">que vai fazer com que eu possa identificar o estado, os atributos e no</text:span><text:span text:style-name="T2"> </text:span><text:span text:style-name="T1">final que vai corresponder às variáveis de instância da minha classe e o tipo faz,</text:span><text:span text:style-name="T2"> </text:span><text:span text:style-name="T1">responsabilidades do tipo faz, que vão me ajudar a definir o comportamento dessa</text:span><text:span text:style-name="T2"> </text:span><text:span text:style-name="T1">classe e no final vai ser representado pelos métodos de uma classe.</text:span><text:span text:style-name="T2"> </text:span><text:span text:style-name="T1">O objetivo dessa aula foi identificar responsabilidades e foi o que mostramos</text:span><text:span text:style-name="T2"> </text:span><text:span text:style-name="T1">para vocês.</text:span><text:span text:style-name="T2"> </text:span><text:span text:style-name="T3">Muito obrigado!</text:span><text:span text:style-name="T2"> 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ans" svg:font-family="OpenSans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1S</meta:editing-duration>
    <meta:editing-cycles>3</meta:editing-cycles>
    <meta:generator>LibreOffice/4.4.5.2$Windows_x86 LibreOffice_project/a22f674fd25a3b6f45bdebf25400ed2adff0ff99</meta:generator>
    <dc:date>2017-01-09T07:10:39.408000000</dc:date>
    <meta:document-statistic meta:table-count="0" meta:image-count="0" meta:object-count="0" meta:page-count="2" meta:paragraph-count="1" meta:word-count="1155" meta:character-count="6828" meta:non-whitespace-character-count="5672"/>
    <meta:user-defined meta:name="Info 1"/>
    <meta:user-defined meta:name="Info 2"/>
    <meta:user-defined meta:name="Info 3"/>
    <meta:user-defined meta:name="Info 4"/>
  </office:meta>
</office:document-meta>
</file>